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Roboto" svg:font-family="Roboto, sans-serif"/>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98e2c"/>
    </style:style>
    <style:style style:name="P2" style:family="paragraph" style:parent-style-name="Table_20_Contents">
      <style:text-properties officeooo:rsid="00198e2c" officeooo:paragraph-rsid="00198e2c"/>
    </style:style>
    <style:style style:name="P3" style:family="paragraph" style:parent-style-name="Table_20_Contents">
      <style:text-properties officeooo:paragraph-rsid="00198e2c"/>
    </style:style>
    <style:style style:name="T1" style:family="text">
      <style:text-properties fo:font-variant="normal" fo:text-transform="none" fo:color="#e24a32" loext:opacity="100%" style:text-line-through-style="none" style:text-line-through-type="none" style:font-name="Verdana" fo:font-size="11.25pt" fo:letter-spacing="normal" fo:font-style="normal" style:text-underline-style="none" fo:font-weight="bold" style:text-blinking="false" fo:background-color="#ffffff" loext:char-shading-value="0"/>
    </style:style>
    <style:style style:name="T2" style:family="text">
      <style:text-properties fo:font-variant="normal" fo:text-transform="none" fo:color="#e24a32" loext:opacity="100%" style:text-line-through-style="none" style:text-line-through-type="none" style:font-name="Verdana" fo:font-size="11.25pt" fo:letter-spacing="normal" fo:font-style="normal" style:text-underline-style="none" fo:font-weight="bold" officeooo:rsid="00198e2c" style:text-blinking="false" fo:background-color="#ffffff" loext:char-shading-value="0"/>
    </style:style>
    <style:style style:name="T3" style:family="text">
      <style:text-properties fo:font-variant="normal" fo:text-transform="none" fo:color="#e24a32" loext:opacity="100%" style:text-line-through-style="none" style:text-line-through-type="none" style:font-name="Verdana" fo:font-size="11.25pt" fo:letter-spacing="normal" fo:font-style="normal" style:text-underline-style="none" fo:font-weight="normal" style:text-blinking="false" fo:background-color="#ffffff" loext:char-shading-value="0"/>
    </style:style>
    <style:style style:name="T4" style:family="text">
      <style:text-properties fo:font-variant="normal" fo:text-transform="none" fo:color="#222222" loext:opacity="100%" style:font-name="Verdana" fo:font-size="11.25pt" fo:letter-spacing="normal" fo:font-style="normal" fo:font-weight="normal"/>
    </style:style>
    <style:style style:name="T5" style:family="text">
      <style:text-properties fo:font-variant="normal" fo:text-transform="none" fo:color="#222222" loext:opacity="100%" style:font-name="Verdana" fo:font-size="11.25pt" fo:letter-spacing="normal" fo:font-style="normal" fo:font-weight="normal" officeooo:rsid="00198e2c"/>
    </style:style>
    <style:style style:name="T6" style:family="text">
      <style:text-properties fo:font-variant="normal" fo:text-transform="none" fo:color="#222222" loext:opacity="100%" fo:letter-spacing="normal"/>
    </style:style>
    <style:style style:name="T7" style:family="text">
      <style:text-properties fo:font-variant="normal" fo:text-transform="none" fo:color="#111111" loext:opacity="100%" style:font-name="Roboto" fo:font-size="20.25pt" fo:letter-spacing="normal" fo:font-style="normal" fo:font-weight="normal"/>
    </style:style>
    <style:style style:name="T8" style:family="text">
      <style:text-properties officeooo:rsid="00198e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94064802840304">
          <table:table-cell table:style-name="Table1.A1" office:value-type="string">
            <text:p text:style-name="Table_20_Contents">-<text:span text:style-name="T8">Jwt là gì</text:span></text:p>
          </table:table-cell>
          <table:table-cell table:style-name="Table1.B1" office:value-type="string">
            <text:p text:style-name="P3"><text:span text:style-name="T8">+ </text:span><text:span text:style-name="Strong_20_Emphasis"><text:span text:style-name="T2">JWT</text:span></text:span><text:span text:style-name="T6"> </text:span><text:span text:style-name="T4">là một phương tiện đại diện cho các yêu cầu chuyển giao giữa hai bên Client – Server , các thông tin trong chuỗi </text:span><text:span text:style-name="Strong_20_Emphasis"><text:span text:style-name="T4">JWT</text:span></text:span><text:span text:style-name="T6"> </text:span><text:span text:style-name="T4">được định dạng bằng </text:span><text:a xlink:type="simple" xlink:href="https://topdev.vn/blog/json-la-gi/" text:style-name="Internet_20_link" text:visited-style-name="Visited_20_Internet_20_Link"><text:span text:style-name="T3">JSON</text:span></text:a><text:span text:style-name="T6"> </text:span><text:span text:style-name="T4">. Trong đó chuỗi Token phải có 3 phần là header , phần payload và phần signature được ngăn bằng dấu “.”</text:span></text:p>
          </table:table-cell>
        </table:table-row>
        <table:table-row table:style-name="TableLine94064802840304">
          <table:table-cell table:style-name="Table1.A2" office:value-type="string">
            <text:p text:style-name="Table_20_Contents">-<text:bookmark text:name="header-1"/> Header</text:p>
            <text:p text:style-name="Table_20_Contents"/>
          </table:table-cell>
          <table:table-cell table:style-name="Table1.B2" office:value-type="string">
            <text:p text:style-name="P3"><text:span text:style-name="T8">+ </text:span><text:span text:style-name="T4">Phần </text:span><text:span text:style-name="Strong_20_Emphasis"><text:span text:style-name="T4">header</text:span></text:span><text:span text:style-name="T6"> </text:span><text:span text:style-name="T4">sẽ chứa kiểu dữ liệu , và thuật toán sử dụng để mã hóa ra chuỗi JWT.</text:span></text:p>
            <text:p text:style-name="P2"><text:span text:style-name="T4"/></text:p>
          </table:table-cell>
        </table:table-row>
        <table:table-row table:style-name="TableLine94064802840304">
          <table:table-cell table:style-name="Table1.A2" office:value-type="string">
            <text:p text:style-name="P1">- Playload</text:p>
          </table:table-cell>
          <table:table-cell table:style-name="Table1.B2" office:value-type="string">
            <text:p text:style-name="P3"><text:span text:style-name="T8">+ </text:span><text:span text:style-name="T4">Phần </text:span><text:span text:style-name="Strong_20_Emphasis"><text:span text:style-name="T4">payload</text:span></text:span><text:span text:style-name="T6"> </text:span><text:span text:style-name="T4">sẽ chứa các thông tin mình muốn đặt trong chuỗi  </text:span><text:span text:style-name="Strong_20_Emphasis"><text:span text:style-name="T4">Token</text:span></text:span><text:span text:style-name="T6"> </text:span><text:span text:style-name="T4">như </text:span><text:span text:style-name="Strong_20_Emphasis"><text:span text:style-name="T4">username</text:span></text:span><text:span text:style-name="T6"> </text:span><text:span text:style-name="T4">, </text:span><text:span text:style-name="Strong_20_Emphasis"><text:span text:style-name="T4">userId</text:span></text:span><text:span text:style-name="T6"> </text:span><text:span text:style-name="T4">, </text:span><text:span text:style-name="Strong_20_Emphasis"><text:span text:style-name="T4">author</text:span></text:span></text:p>
          </table:table-cell>
        </table:table-row>
        <table:table-row table:style-name="TableLine94064802840304">
          <table:table-cell table:style-name="Table1.A2" office:value-type="string">
            <text:p text:style-name="Table_20_Contents">- Signature</text:p>
          </table:table-cell>
          <table:table-cell table:style-name="Table1.B2" office:value-type="string">
            <text:p text:style-name="P3"><text:span text:style-name="T8">+ </text:span><text:span text:style-name="T4">Phần chử ký này sẽ được tạo ra bằng cách mã hóa phần </text:span><text:span text:style-name="Strong_20_Emphasis"><text:span text:style-name="T4">header</text:span></text:span><text:span text:style-name="T6"> </text:span><text:span text:style-name="T4">, </text:span><text:span text:style-name="Strong_20_Emphasis"><text:span text:style-name="T4">payload</text:span></text:span><text:span text:style-name="T6"> </text:span><text:span text:style-name="T4">kèm theo một chuỗi </text:span><text:span text:style-name="Strong_20_Emphasis"><text:span text:style-name="T4">secret (khóa bí mật)</text:span></text:span><text:span text:style-name="T6"> </text:span></text:p>
          </table:table-cell>
        </table:table-row>
        <table:table-row table:style-name="TableLine94064802840304">
          <table:table-cell table:style-name="Table1.A2" office:value-type="string">
            <text:p text:style-name="Table_20_Contents">- Khi nào nên dùng JWT</text:p>
          </table:table-cell>
          <table:table-cell table:style-name="Table1.B2" office:value-type="string">
            <text:p text:style-name="P3"><text:span text:style-name="T8">+ </text:span><text:span text:style-name="Strong_20_Emphasis"><text:span text:style-name="T4">Authentication</text:span></text:span><text:span text:style-name="T4">: Đây là trường hợp phổ biến nhất thường sử dụng JWT. Khi người dùng đã đăng nhập vào hệ thống thì những request tiếp theo từ phía người dùng sẽ chứa thêm mã JWT. Điều này cho phép người dùng được cấp quyền truy cập vào các url, service, và resource mà mã Token đó cho phép. Phương pháp này không bị ảnh hưởng bởi Cross-Origin Resource Sharing (CORS) do nó không sử dụng cookie.</text:span></text:p>
            <text:p text:style-name="P3"><text:span text:style-name="T5">+ </text:span><text:span text:style-name="Strong_20_Emphasis"><text:span text:style-name="T4">Trao đổi thông tin</text:span></text:span><text:span text:style-name="T4">: </text:span><text:a xlink:type="simple" xlink:href="https://topdev.vn/blog/?s=JSON+Web+Token" text:style-name="Internet_20_link" text:visited-style-name="Visited_20_Internet_20_Link"><text:span text:style-name="T3">JSON Web Token</text:span></text:a><text:span text:style-name="T4"> là 1 cách thức khá hay để truyền thông tin an toàn giữa các thành viên với nhau, nhờ vào phần </text:span><text:span text:style-name="Strong_20_Emphasis"><text:span text:style-name="T4">signature</text:span></text:span><text:span text:style-name="T4"> của nó. Phía người nhận có thể biết được người gửi là ai thông qua phần </text:span><text:span text:style-name="Strong_20_Emphasis"><text:span text:style-name="T4">signature</text:span></text:span><text:span text:style-name="T4">. Và chữ ký được tạo ra bằng việc kết hợp cả phần header, payload lại nên thông qua đó ta có thể xác nhận được chữ ký có bị giả mạo hay không.</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Roboto" svg:font-family="Roboto, sans-serif"/>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21T20:20:00.586213529</meta:creation-date>
    <dc:date>2021-01-21T20:28:54.582865413</dc:date>
    <meta:editing-duration>PT8M56S</meta:editing-duration>
    <meta:editing-cycles>1</meta:editing-cycles>
    <meta:document-statistic meta:table-count="1" meta:image-count="0" meta:object-count="0" meta:page-count="1" meta:paragraph-count="11" meta:word-count="290" meta:character-count="1364" meta:non-whitespace-character-count="1082"/>
    <meta:generator>LibreOffice/7.0.4.2$Linux_X86_64 LibreOffice_project/573028415b474775687f7355a6d413c41d013a01</meta:generator>
  </office:meta>
</office:document-meta>
</file>